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itle">
      <style:text-properties officeooo:rsid="001b7518" officeooo:paragraph-rsid="001b7518"/>
    </style:style>
    <style:style style:name="P3" style:family="paragraph" style:parent-style-name="Preformatted_20_Text">
      <style:text-properties officeooo:rsid="002372b2" officeooo:paragraph-rsid="002372b2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1a6578" officeooo:paragraph-rsid="001a6578"/>
    </style:style>
    <style:style style:name="P6" style:family="paragraph" style:parent-style-name="Standard">
      <style:text-properties officeooo:rsid="0021f798" officeooo:paragraph-rsid="0021f798"/>
    </style:style>
    <style:style style:name="P7" style:family="paragraph" style:parent-style-name="Standard">
      <style:text-properties officeooo:rsid="0021f798" officeooo:paragraph-rsid="002372b2"/>
    </style:style>
    <style:style style:name="P8" style:family="paragraph" style:parent-style-name="Standard">
      <style:text-properties officeooo:rsid="0021f798" officeooo:paragraph-rsid="0036d9a3"/>
    </style:style>
    <style:style style:name="P9" style:family="paragraph" style:parent-style-name="Standard">
      <style:text-properties officeooo:rsid="002372b2" officeooo:paragraph-rsid="002372b2"/>
    </style:style>
    <style:style style:name="P10" style:family="paragraph" style:parent-style-name="Standard">
      <style:text-properties officeooo:rsid="00281866" officeooo:paragraph-rsid="00281866"/>
    </style:style>
    <style:style style:name="P11" style:family="paragraph" style:parent-style-name="Standard">
      <style:text-properties style:text-underline-style="solid" style:text-underline-width="auto" style:text-underline-color="font-color" officeooo:rsid="0021f798" officeooo:paragraph-rsid="0021f798"/>
    </style:style>
    <style:style style:name="P12" style:family="paragraph" style:parent-style-name="Standard">
      <style:text-properties style:text-underline-style="solid" style:text-underline-width="auto" style:text-underline-color="font-color" officeooo:rsid="00281866" officeooo:paragraph-rsid="00281866"/>
    </style:style>
    <style:style style:name="P13" style:family="paragraph" style:parent-style-name="Standard">
      <style:text-properties style:text-underline-style="solid" style:text-underline-width="auto" style:text-underline-color="font-color" officeooo:rsid="00281866" officeooo:paragraph-rsid="002c3528"/>
    </style:style>
    <style:style style:name="P14" style:family="paragraph" style:parent-style-name="Standard">
      <style:text-properties style:text-underline-style="none" officeooo:rsid="0028e08c" officeooo:paragraph-rsid="0028e08c"/>
    </style:style>
    <style:style style:name="P15" style:family="paragraph" style:parent-style-name="Standard">
      <style:text-properties officeooo:paragraph-rsid="002eba01"/>
    </style:style>
    <style:style style:name="P16" style:family="paragraph" style:parent-style-name="Standard">
      <style:text-properties officeooo:rsid="003947c9" officeooo:paragraph-rsid="003947c9"/>
    </style:style>
    <style:style style:name="P17" style:family="paragraph" style:parent-style-name="Standard">
      <style:text-properties style:text-underline-style="none" officeooo:rsid="00281866" officeooo:paragraph-rsid="00281866"/>
    </style:style>
    <style:style style:name="P18" style:family="paragraph" style:parent-style-name="Standard" style:list-style-name="L1">
      <style:text-properties style:text-underline-style="none" officeooo:rsid="00281866" officeooo:paragraph-rsid="00281866"/>
    </style:style>
    <style:style style:name="P19" style:family="paragraph" style:parent-style-name="Standard" style:list-style-name="L1">
      <style:text-properties style:text-underline-style="none" officeooo:rsid="0028605f" officeooo:paragraph-rsid="0028605f"/>
    </style:style>
    <style:style style:name="P20" style:family="paragraph" style:parent-style-name="Standard" style:list-style-name="L2">
      <style:text-properties style:text-underline-style="none" officeooo:rsid="0028e08c" officeooo:paragraph-rsid="0028e08c"/>
    </style:style>
    <style:style style:name="P21" style:family="paragraph" style:parent-style-name="Standard">
      <style:text-properties style:font-name="Liberation Serif" style:text-underline-style="none" officeooo:rsid="002c3528" officeooo:paragraph-rsid="002c3528" style:font-name-asian="Noto Serif CJK SC" style:font-name-complex="Noto Sans Devanagari"/>
    </style:style>
    <style:style style:name="P22" style:family="paragraph" style:parent-style-name="Standard" style:list-style-name="L1">
      <style:text-properties style:font-name="Liberation Serif" style:text-underline-style="none" officeooo:rsid="00281866" officeooo:paragraph-rsid="0028605f" style:font-name-asian="Noto Serif CJK SC" style:font-name-complex="Noto Sans Devanagari"/>
    </style:style>
    <style:style style:name="P23" style:family="paragraph" style:parent-style-name="Standard">
      <style:text-properties style:font-name="Liberation Serif" style:text-underline-style="none" officeooo:rsid="00281866" officeooo:paragraph-rsid="0028605f" style:font-name-asian="Noto Serif CJK SC" style:font-name-complex="Noto Sans Devanagari"/>
    </style:style>
    <style:style style:name="P24" style:family="paragraph" style:parent-style-name="Standard" style:list-style-name="L1">
      <style:text-properties style:font-name="Liberation Serif" style:text-underline-style="none" officeooo:rsid="0028e08c" officeooo:paragraph-rsid="0028e08c" style:font-name-asian="Noto Serif CJK SC" style:font-name-complex="Noto Sans Devanagari"/>
    </style:style>
    <style:style style:name="P25" style:family="paragraph" style:parent-style-name="Standard" style:list-style-name="L1">
      <style:text-properties officeooo:paragraph-rsid="0028605f"/>
    </style:style>
    <style:style style:name="P26" style:family="paragraph" style:parent-style-name="Standard" style:list-style-name="L1">
      <style:text-properties officeooo:rsid="00281866" officeooo:paragraph-rsid="00281866"/>
    </style:style>
    <style:style style:name="P27" style:family="paragraph" style:parent-style-name="Standard" style:list-style-name="L1">
      <style:text-properties officeooo:rsid="00281866" officeooo:paragraph-rsid="0028605f"/>
    </style:style>
    <style:style style:name="P28" style:family="paragraph" style:parent-style-name="Standard" style:list-style-name="L2">
      <style:text-properties officeooo:rsid="0028e08c" officeooo:paragraph-rsid="00301f57"/>
    </style:style>
    <style:style style:name="P29" style:family="paragraph" style:parent-style-name="Standard" style:list-style-name="L2">
      <style:text-properties officeooo:rsid="0028e08c" officeooo:paragraph-rsid="00321a08"/>
    </style:style>
    <style:style style:name="P30" style:family="paragraph" style:parent-style-name="Standard" style:list-style-name="L2">
      <style:text-properties officeooo:rsid="002c3528" officeooo:paragraph-rsid="002c3528"/>
    </style:style>
    <style:style style:name="P31" style:family="paragraph" style:parent-style-name="Standard" style:list-style-name="L3">
      <style:text-properties officeooo:rsid="0032d31c" officeooo:paragraph-rsid="0032d31c"/>
    </style:style>
    <style:style style:name="P32" style:family="paragraph" style:parent-style-name="Standard" style:list-style-name="L3">
      <style:text-properties officeooo:rsid="0034fad2" officeooo:paragraph-rsid="0034fad2"/>
    </style:style>
    <style:style style:name="T1" style:family="text">
      <style:text-properties officeooo:rsid="0021f798"/>
    </style:style>
    <style:style style:name="T2" style:family="text">
      <style:text-properties officeooo:rsid="002372b2"/>
    </style:style>
    <style:style style:name="T3" style:family="text">
      <style:text-properties officeooo:rsid="00261fb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81866"/>
    </style:style>
    <style:style style:name="T6" style:family="text">
      <style:text-properties style:text-underline-style="none" officeooo:rsid="002bbf26"/>
    </style:style>
    <style:style style:name="T7" style:family="text">
      <style:text-properties style:text-underline-style="none" officeooo:rsid="002c3528"/>
    </style:style>
    <style:style style:name="T8" style:family="text">
      <style:text-properties style:text-underline-style="none" officeooo:rsid="00301f57"/>
    </style:style>
    <style:style style:name="T9" style:family="text">
      <style:text-properties style:text-underline-style="none" officeooo:rsid="00321a08"/>
    </style:style>
    <style:style style:name="T10" style:family="text">
      <style:text-properties style:text-underline-style="none" officeooo:rsid="002d497e"/>
    </style:style>
    <style:style style:name="T11" style:family="text">
      <style:text-properties style:text-underline-style="none" officeooo:rsid="0032c1fe"/>
    </style:style>
    <style:style style:name="T12" style:family="text">
      <style:text-properties style:text-underline-style="none" officeooo:rsid="003426d5"/>
    </style:style>
    <style:style style:name="T13" style:family="text">
      <style:text-properties style:text-underline-style="none" officeooo:rsid="0034fad2"/>
    </style:style>
    <style:style style:name="T14" style:family="text">
      <style:text-properties style:text-underline-style="none" officeooo:rsid="003947c9"/>
    </style:style>
    <style:style style:name="T15" style:family="text">
      <style:text-properties style:font-name="Liberation Serif1" style:text-underline-style="none" style:font-name-asian="Liberation Serif1" style:font-name-complex="Liberation Serif1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style:font-name-asian="Noto Serif CJK SC" style:font-name-complex="Noto Sans Devanagari"/>
    </style:style>
    <style:style style:name="T18" style:family="text">
      <style:text-properties style:font-name="Liberation Serif" officeooo:rsid="002e7c5d" style:font-name-asian="Noto Serif CJK SC" style:font-name-complex="Noto Sans Devanagari"/>
    </style:style>
    <style:style style:name="T19" style:family="text">
      <style:text-properties style:font-name="Liberation Serif" officeooo:rsid="002eb187" style:font-name-asian="Noto Serif CJK SC" style:font-name-complex="Noto Sans Devanagari"/>
    </style:style>
    <style:style style:name="T20" style:family="text">
      <style:text-properties style:font-name="Liberation Serif" style:text-underline-style="none" style:font-name-asian="Noto Serif CJK SC" style:font-name-complex="Noto Sans Devanagari"/>
    </style:style>
    <style:style style:name="T21" style:family="text">
      <style:text-properties style:font-name="Liberation Serif" style:text-underline-style="none" officeooo:rsid="002c3528" style:font-name-asian="Noto Serif CJK SC" style:font-name-complex="Noto Sans Devanagari"/>
    </style:style>
    <style:style style:name="T22" style:family="text">
      <style:text-properties style:font-name="Liberation Serif" officeooo:rsid="002eb187"/>
    </style:style>
    <style:style style:name="T23" style:family="text">
      <style:text-properties style:font-name="Liberation Serif" officeooo:rsid="002eba01"/>
    </style:style>
    <style:style style:name="T24" style:family="text">
      <style:text-properties style:font-name="Liberation Serif" officeooo:rsid="0036d9a3"/>
    </style:style>
    <style:style style:name="T25" style:family="text">
      <style:text-properties style:font-name="Liberation Serif" officeooo:rsid="0037fe36"/>
    </style:style>
    <style:style style:name="T26" style:family="text">
      <style:text-properties officeooo:rsid="0028e08c"/>
    </style:style>
    <style:style style:name="T27" style:family="text">
      <style:text-properties officeooo:rsid="002e7c5d"/>
    </style:style>
    <style:style style:name="T28" style:family="text">
      <style:text-properties officeooo:rsid="002eba01"/>
    </style:style>
    <style:style style:name="T29" style:family="text">
      <style:text-properties officeooo:rsid="00301f57"/>
    </style:style>
    <style:style style:name="T30" style:family="text">
      <style:text-properties officeooo:rsid="0032d31c"/>
    </style:style>
    <style:style style:name="T31" style:family="text">
      <style:text-properties officeooo:rsid="003426d5"/>
    </style:style>
    <style:style style:name="T32" style:family="text">
      <style:text-properties officeooo:rsid="0034fad2"/>
    </style:style>
    <style:style style:name="T33" style:family="text">
      <style:text-properties officeooo:rsid="0036c947"/>
    </style:style>
    <style:style style:name="T34" style:family="text">
      <style:text-properties officeooo:rsid="0036d9a3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wo-</text:span><text:span text:style-name="T28">step</text:span><text:span text:style-name="T1"> authentication on the Linux desktop</text:span></text:p>
      <text:p text:style-name="P5"/>
      <text:p text:style-name="P6"/>
      <text:p text:style-name="P6">Microsoft’s log-in page for Plymouth University will offer the choice of authentication by ‘phone or by app. The following method applies to the desktop app. Even so, the set-up relies on SMS messages to a mobile ‘phone. The idea here is to use the ‘phone for set-up but thereafter rely on the desk-top app for greater convenience. </text:p>
      <text:p text:style-name="P6"/>
      <text:p text:style-name="P11">Step 1: Install a desktop authenticator app. </text:p>
      <text:p text:style-name="P6"/>
      <text:p text:style-name="P7">MicroSoft <text:span text:style-name="T2">lack </text:span>an authenticator app for Linux but there are alternatives. This How-to is for Authy <text:span text:style-name="T34">with Ubuntu. Authy </text:span><text:span text:style-name="T2">is installed </text:span><text:span text:style-name="T33">onto </text:span><text:span text:style-name="T2">by the Snap method. Details are at </text:span></text:p>
      <text:p text:style-name="P7"/>
      <text:p text:style-name="P7"><text:a xlink:type="simple" xlink:href="https://snapcraft.io/authy" text:style-name="Internet_20_link" text:visited-style-name="Visited_20_Internet_20_Link"><text:span text:style-name="T2">https://snapcraft.io/authy</text:span></text:a></text:p>
      <text:p text:style-name="P7"/>
      <text:p text:style-name="P8"><text:span text:style-name="Source_20_Text"><text:span text:style-name="T24">which </text:span></text:span><text:span text:style-name="Source_20_Text"><text:span text:style-name="T16">also explains installation for other varieties of Linux. </text:span></text:span></text:p>
      <text:p text:style-name="P8"><text:span text:style-name="Source_20_Text"><text:span text:style-name="T16"/></text:span></text:p>
      <text:p text:style-name="P9">A recent version of Ubuntu probably has snapd installed already but to check and install <text:span text:style-name="T3">it</text:span> if you hadn’t already, <text:span text:style-name="T27">open a terminal (e.g. Konsole) and </text:span>type: </text:p>
      <text:p text:style-name="P9"/>
      <text:p text:style-name="P3"><text:bookmark text:name="snippet-distro-install-command-2"/><text:span text:style-name="Source_20_Text">sudo apt update</text:span></text:p>
      <text:p text:style-name="P3"><text:span text:style-name="Source_20_Text"/></text:p>
      <text:p text:style-name="P4"><text:span text:style-name="Source_20_Text">sudo apt install snapd</text:span></text:p>
      <text:p text:style-name="P10"><text:span text:style-name="T26">It will of course ask for your password. </text:span>Once snapd is installed: </text:p>
      <text:p text:style-name="P10"/>
      <text:p text:style-name="P4"><text:bookmark text:name="snippet-snap-install-stable"/><text:span text:style-name="Source_20_Text">sudo snap install authy --beta</text:span></text:p>
      <text:p text:style-name="Standard"><text:span text:style-name="Source_20_Text"><text:span text:style-name="T16"/></text:span></text:p>
      <text:p text:style-name="P15"><text:span text:style-name="Source_20_Text"><text:span text:style-name="T22">The first time you run Authy you have to supply a ‘phone number </text:span></text:span><text:span text:style-name="Source_20_Text"><text:span text:style-name="T25">for </text:span></text:span><text:span text:style-name="Source_20_Text"><text:span text:style-name="T23">your initial verification to Authy, </text:span></text:span><text:span text:style-name="Source_20_Text"><text:span text:style-name="T25">which can be by </text:span></text:span><text:span text:style-name="Source_20_Text"><text:span text:style-name="T22">SMS or phone call </text:span></text:span><text:span text:style-name="Source_20_Text"><text:span text:style-name="T25">by robotic voice </text:span></text:span><text:span text:style-name="Source_20_Text"><text:span text:style-name="T23">(and phone call to a land line works, so no mobile needed so far).</text:span></text:span></text:p>
      <text:p text:style-name="P15"><text:span text:style-name="Source_20_Text"><text:span text:style-name="T23"><text:s/></text:span></text:span></text:p>
      <text:p text:style-name="P12"/>
      <text:p text:style-name="P12"/>
      <text:p text:style-name="P12">Step 2: Get authenticated</text:p>
      <text:p text:style-name="P17"/>
      <text:p text:style-name="P13"><text:span text:style-name="T4">Preparation </text:span><text:span text:style-name="T7">or if you’ve already </text:span><text:span text:style-name="T14">had</text:span><text:span text:style-name="T21"> the error message ‘To use this site, you need to change your browser settings to enable DOM storage or cookies’: </text:span></text:p>
      <text:p text:style-name="P21"/>
      <text:list xml:id="list553926406" text:style-name="L1">
        <text:list-item>
          <text:p text:style-name="P18">Ensure your browser has dom.storage enabled. </text:p>
          <text:p text:style-name="P18">Firefox: </text:p>
          <text:list>
            <text:list-item>
              <text:p text:style-name="P18">Type ‘about:config’ (without the quotation marks) into the address bar. </text:p>
            </text:list-item>
            <text:list-item>
              <text:p text:style-name="P18">When the ‘Proceed with Caution’ warning appears click ‘Accept the Risk and Continue’.</text:p>
            </text:list-item>
            <text:list-item>
              <text:p text:style-name="P18">Click ‘Show All’</text:p>
            </text:list-item>
            <text:list-item>
              <text:p text:style-name="P26"><text:span text:style-name="T4">Type ‘dom.storage.enabled’ (without the quotation marks) into the address bar. </text:span><text:span text:style-name="T6">In the row that appears, check </text:span><text:span text:style-name="T4">that the </text:span><text:span text:style-name="T6">setting is </text:span><text:span text:style-name="T4">‘true’. It seems to be enabled by default. If not, click the toggle button on the right to change ‘False’ into ‘true’. </text:span></text:p>
              <text:p text:style-name="P18"/>
            </text:list-item>
          </text:list>
        </text:list-item>
        <text:list-item>
          <text:p text:style-name="P25"><text:soft-page-break/><text:span text:style-name="T7">E</text:span><text:span text:style-name="T5">nable some MicroSoft cookies. </text:span></text:p>
          <text:p text:style-name="P19">Firefox: </text:p>
          <text:list>
            <text:list-item>
              <text:p text:style-name="P27"><text:span text:style-name="T4">Click on the </text:span><text:span text:style-name="T15">≡</text:span><text:span text:style-name="T20"> icon (top right corner) to open the preferences menu. </text:span></text:p>
            </text:list-item>
            <text:list-item>
              <text:p text:style-name="P22">Privacy &amp; Security→ Cookies and Site Data → Manage Exceptions. </text:p>
            </text:list-item>
            <text:list-item>
              <text:p text:style-name="P22">In the ‘Address of web site’ bar type: ‘https://mysignins.microsoft.com’ (without the quotation marks). </text:p>
            </text:list-item>
            <text:list-item>
              <text:p text:style-name="P22">Click ‘Allow’ then ‘Save Changes’. </text:p>
            </text:list-item>
          </text:list>
        </text:list-item>
      </text:list>
      <text:p text:style-name="P23"/>
      <text:list xml:id="list165639220455173" text:continue-numbering="true" text:style-name="L1">
        <text:list-header>
          <text:p text:style-name="P24"/>
        </text:list-header>
      </text:list>
      <text:p text:style-name="P21"/>
      <text:p text:style-name="P17"/>
      <text:p text:style-name="P14">Authenticating: </text:p>
      <text:list xml:id="list2107780604" text:style-name="L2">
        <text:list-item>
          <text:p text:style-name="P20"><text:span text:style-name="T17">Open the </text:span><text:span text:style-name="T18">A</text:span><text:span text:style-name="T17">uthy app. Click on + to add an account. </text:span><text:span text:style-name="T19">Keep this open whilst you .. </text:span></text:p>
        </text:list-item>
        <text:list-item>
          <text:p text:style-name="P20">Go to the PU website. <text:span text:style-name="T29">When you try to log in you will meet a ‘More information required’ notice. Click ‘Next’. </text:span></text:p>
        </text:list-item>
        <text:list-item>
          <text:p text:style-name="P28"><text:span text:style-name="T4">The </text:span><text:span text:style-name="T14">next </text:span><text:span text:style-name="T4">page will ask whether you want to authenticate using MicroSoft’s authentication app, by ‘phone, </text:span><text:span text:style-name="T8">or ‘I want to set up a different method’, which is what to choose. </text:span></text:p>
        </text:list-item>
        <text:list-item>
          <text:p text:style-name="P29"><text:span text:style-name="T8">MicroSoft will send your mobile ‘phone a </text:span><text:span text:style-name="T12">six digit</text:span><text:span text:style-name="T8"> authentication </text:span><text:span text:style-name="T9">number </text:span><text:span text:style-name="T14">by SMS </text:span><text:span text:style-name="T8">(</text:span><text:span text:style-name="T9">no </text:span><text:span text:style-name="T14">voice </text:span><text:span text:style-name="T8"><text:s/>option). </text:span></text:p>
        </text:list-item>
        <text:list-item>
          <text:p text:style-name="P29"><text:span text:style-name="T9">Enter that authentication code into MicroSoft’s Plymouth University log-in page. It should then show your account name </text:span><text:span text:style-name="T14">which is </text:span><text:span text:style-name="T9">b</text:span><text:span text:style-name="T10">ased on your main e-mail identity </text:span><text:span text:style-name="T9">and</text:span><text:span text:style-name="T7"> look</text:span><text:span text:style-name="T9">s</text:span><text:span text:style-name="T7"> like: <text:s/></text:span><text:span text:style-name="T10">Plymouth University:</text:span><text:a xlink:type="simple" xlink:href="mailto:dr.somebody@plymouth.ac.uk" text:style-name="Internet_20_link" text:visited-style-name="Visited_20_Internet_20_Link">dr.somebody@plymouth.ac.uk</text:a><text:span text:style-name="T10"> . </text:span><text:span text:style-name="T14">There will also be </text:span><text:span text:style-name="T9">another authentication code, </text:span><text:span text:style-name="T11">this time </text:span><text:span text:style-name="T7">a </text:span><text:span text:style-name="T13">long </text:span><text:span text:style-name="T7">random sequence of letters and numbers. </text:span><text:span text:style-name="T9">Make a note of both, or keep this page open. <text:s text:c="2"/></text:span></text:p>
        </text:list-item>
        <text:list-item>
          <text:p text:style-name="P30">Copy and paste <text:span text:style-name="T30">(or type) these details into </text:span>Authy’s ‘Enter Code given by the website’ box, click ‘Add Account’, <text:span text:style-name="T30">then your account name. </text:span></text:p>
        </text:list-item>
      </text:list>
      <text:p text:style-name="P16">That should do it. </text:p>
      <text:p text:style-name="P7"/>
      <text:p text:style-name="P7"><text:s/><text:span text:style-name="T30">The above has been tested using Ubuntu 20.10, Authy and Firefox. Other possible approaches: </text:span></text:p>
      <text:list xml:id="list232398811" text:style-name="L3">
        <text:list-item>
          <text:p text:style-name="P31">Different authentication app. <text:span text:style-name="T31">(</text:span><text:span text:style-name="T33">Authenticator, </text:span><text:span text:style-name="T31">Google authenticator, </text:span><text:span text:style-name="T33">Yubico,</text:span><text:span text:style-name="T31"> </text:span><text:span text:style-name="T32">OTP etc.)</text:span></text:p>
        </text:list-item>
        <text:list-item>
          <text:p text:style-name="P32">Different browser 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tyle="italic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3:09:17.813441728</meta:creation-date>
    <meta:editing-duration>PT2H3M48S</meta:editing-duration>
    <meta:editing-cycles>20</meta:editing-cycles>
    <meta:generator>LibreOffice/6.4.6.2$Linux_X86_64 LibreOffice_project/40$Build-2</meta:generator>
    <dc:title>Paper template.ott</dc:title>
    <meta:initial-creator>Rod Sheaff</meta:initial-creator>
    <dc:date>2021-03-25T16:20:05.832726873</dc:date>
    <dc:creator>Rod Sheaff</dc:creator>
    <meta:document-statistic meta:table-count="0" meta:image-count="0" meta:object-count="0" meta:page-count="2" meta:paragraph-count="39" meta:word-count="570" meta:character-count="3409" meta:non-whitespace-character-count="2861"/>
    <meta:template xlink:type="simple" xlink:actuate="onRequest" xlink:title="Paper template.ott" xlink:href="../../../../../../../.config/libreoffice/4/user/template/Paper%20template.ott.ott" meta:date="2021-03-25T13:09:17.142478378"/>
  </office:meta>
</office:document-meta>
</file>